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 style:list-style-name="L3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Your current implementation filters items that <text:span text:style-name="Strong_20_Emphasis">match</text:span> the key-value pairs in the <text:span text:style-name="Source_20_Text">excludes</text:span> array, but based on your description, it seems you want to <text:span text:style-name="Strong_20_Emphasis">exclude items</text:span> that match any of the key-value pairs in the <text:span text:style-name="Source_20_Text">excludes</text:span> array. Here's a better and cleaner implementation:</text:p>
      <text:p text:style-name="Horizontal_20_Line"/>
      <text:h text:style-name="Heading_20_3" text:outline-level="3"><text:span text:style-name="Strong_20_Emphasis">Improved Solution</text:span></text:h>
      <text:p text:style-name="Preformatted_20_Text"><text:span text:style-name="Source_20_Text">const items = [</text:span></text:p>
      <text:p text:style-name="Preformatted_20_Text"><text:span text:style-name="Source_20_Text"><text:s text:c="2"/>{ color: "red", type: "tv", age: 18 },</text:span></text:p>
      <text:p text:style-name="Preformatted_20_Text"><text:span text:style-name="Source_20_Text"><text:s text:c="2"/>{ color: "silver", type: "phone", age: 28 },</text:span></text:p>
      <text:p text:style-name="Preformatted_20_Text"><text:span text:style-name="Source_20_Text"><text:s text:c="2"/>{ color: "blue", type: "book", age: 17 },</text:span></text:p>
      <text:p text:style-name="Preformatted_20_Text"><text:span text:style-name="Source_20_Text">];</text:span></text:p>
      <text:p text:style-name="Preformatted_20_Text"/>
      <text:p text:style-name="Preformatted_20_Text"><text:span text:style-name="Source_20_Text">const excludes = [</text:span></text:p>
      <text:p text:style-name="Preformatted_20_Text"><text:span text:style-name="Source_20_Text"><text:s text:c="2"/>{ k: "color", v: "silver" },</text:span></text:p>
      <text:p text:style-name="Preformatted_20_Text"><text:span text:style-name="Source_20_Text"><text:s text:c="2"/>{ k: "type", v: "tv" },</text:span></text:p>
      <text:p text:style-name="Preformatted_20_Text"><text:span text:style-name="Source_20_Text">];</text:span></text:p>
      <text:p text:style-name="Preformatted_20_Text"/>
      <text:p text:style-name="Preformatted_20_Text"><text:span text:style-name="Source_20_Text">function excludeItems(items, excludes) {</text:span></text:p>
      <text:p text:style-name="Preformatted_20_Text"><text:span text:style-name="Source_20_Text"><text:s text:c="2"/>return items.filter(item =&gt; </text:span></text:p>
      <text:p text:style-name="Preformatted_20_Text"><text:span text:style-name="Source_20_Text"><text:s text:c="4"/>// Check if the item doesn't match any key-value pair in excludes</text:span></text:p>
      <text:p text:style-name="Preformatted_20_Text"><text:span text:style-name="Source_20_Text"><text:s text:c="4"/>!excludes.some(pair =&gt; item[pair.k] === pair.v)</text:span></text:p>
      <text:p text:style-name="Preformatted_20_Text"><text:span text:style-name="Source_20_Text"><text:s text:c="2"/>);</text:span></text:p>
      <text:p text:style-name="Preformatted_20_Text"><text:span text:style-name="Source_20_Text">}</text:span></text:p>
      <text:p text:style-name="Preformatted_20_Text"/>
      <text:p text:style-name="P1"><text:span text:style-name="Source_20_Text">console.log(excludeItems(items, excludes));</text:span></text:p>
      <text:p text:style-name="Horizontal_20_Line"/>
      <text:h text:style-name="Heading_20_3" text:outline-level="3"><text:span text:style-name="Strong_20_Emphasis">How It Works</text:span></text:h>
      <text:list xml:id="list339710137" text:style-name="L1">
        <text:list-item>
          <text:p text:style-name="P3"><text:span text:style-name="Strong_20_Emphasis"><text:span text:style-name="Source_20_Text">Array.prototype.filter</text:span></text:span>:</text:p>
          <text:list>
            <text:list-item>
              <text:p text:style-name="P4">Used to iterate over the <text:span text:style-name="Source_20_Text">items</text:span> array and return only those items that do not match any <text:span text:style-name="Source_20_Text">excludes</text:span> condition. </text:p>
            </text:list-item>
          </text:list>
        </text:list-item>
        <text:list-item>
          <text:p text:style-name="P3"><text:span text:style-name="Strong_20_Emphasis"><text:span text:style-name="Source_20_Text">Array.prototype.some</text:span></text:span>:</text:p>
          <text:list>
            <text:list-item>
              <text:p text:style-name="P4">For each item, it checks if <text:span text:style-name="Strong_20_Emphasis">any</text:span> of the <text:span text:style-name="Source_20_Text">excludes</text:span> conditions are satisfied (<text:span text:style-name="Source_20_Text">item[pair.k] === pair.v</text:span>). </text:p>
            </text:list-item>
          </text:list>
        </text:list-item>
        <text:list-item>
          <text:p text:style-name="P3"><text:span text:style-name="Strong_20_Emphasis">Negation (</text:span><text:span text:style-name="Strong_20_Emphasis"><text:span text:style-name="Source_20_Text">!</text:span></text:span><text:span text:style-name="Strong_20_Emphasis">)</text:span>:</text:p>
          <text:list>
            <text:list-item>
              <text:p text:style-name="P3">The <text:span text:style-name="Source_20_Text">!</text:span> ensures items that satisfy any condition in <text:span text:style-name="Source_20_Text">excludes</text:span> are excluded from the result. </text:p>
            </text:list-item>
          </text:list>
        </text:list-item>
      </text:list>
      <text:p text:style-name="Horizontal_20_Line"/>
      <text:h text:style-name="Heading_20_3" text:outline-level="3"><text:span text:style-name="Strong_20_Emphasis">Output</text:span></text:h>
      <text:p text:style-name="Text_20_body">Given your <text:span text:style-name="Source_20_Text">items</text:span> and <text:span text:style-name="Source_20_Text">excludes</text:span>, the result will be:</text:p>
      <text:p text:style-name="Preformatted_20_Text"><text:span text:style-name="Source_20_Text">[</text:span></text:p>
      <text:p text:style-name="Preformatted_20_Text"><text:span text:style-name="Source_20_Text"><text:s text:c="2"/>{ color: "blue", type: "book", age: 17 }</text:span></text:p>
      <text:p text:style-name="P1"><text:span text:style-name="Source_20_Text">]</text:span></text:p>
      <text:p text:style-name="Horizontal_20_Line"/>
      <text:h text:style-name="Heading_20_3" text:outline-level="3"><text:soft-page-break/><text:span text:style-name="Strong_20_Emphasis">Advantages of This Approach</text:span></text:h>
      <text:list xml:id="list2252201399" text:style-name="L2">
        <text:list-item>
          <text:p text:style-name="P6"><text:span text:style-name="Strong_20_Emphasis">Concise and Readable</text:span>: The logic is clear and uses functional programming techniques. </text:p>
        </text:list-item>
        <text:list-item>
          <text:p text:style-name="P6"><text:span text:style-name="Strong_20_Emphasis">Performance</text:span>: It avoids repeatedly modifying the <text:span text:style-name="Source_20_Text">items</text:span> array within a loop. </text:p>
        </text:list-item>
        <text:list-item>
          <text:p text:style-name="P5"><text:span text:style-name="Strong_20_Emphasis">Scalable</text:span>: Works efficiently for larger arrays and complex exclude conditions. </text:p>
        </text:list-item>
      </text:list>
      <text:p text:style-name="Standard"/>
      <text:p text:style-name="Standard"/>
      <text:p text:style-name="Text_20_body">Yes, we can reduce the time complexity of the filtering process by precomputing the <text:span text:style-name="Source_20_Text">excludes</text:span> conditions into a lookup structure, such as a <text:span text:style-name="Source_20_Text">Map</text:span> or <text:span text:style-name="Source_20_Text">Set</text:span>, to avoid repeatedly iterating over the <text:span text:style-name="Source_20_Text">excludes</text:span> array during filtering. This optimization is especially beneficial when the <text:span text:style-name="Source_20_Text">excludes</text:span> array is large.</text:p>
      <text:p text:style-name="Text_20_body">Here’s how you can do it:</text:p>
      <text:p text:style-name="Horizontal_20_Line"/>
      <text:h text:style-name="Heading_20_3" text:outline-level="3"><text:span text:style-name="Strong_20_Emphasis">Optimized Solution</text:span></text:h>
      <text:p text:style-name="Preformatted_20_Text"><text:span text:style-name="Source_20_Text">const items = [</text:span></text:p>
      <text:p text:style-name="Preformatted_20_Text"><text:span text:style-name="Source_20_Text"><text:s text:c="2"/>{ color: "red", type: "tv", age: 18 },</text:span></text:p>
      <text:p text:style-name="Preformatted_20_Text"><text:span text:style-name="Source_20_Text"><text:s text:c="2"/>{ color: "silver", type: "phone", age: 28 },</text:span></text:p>
      <text:p text:style-name="Preformatted_20_Text"><text:span text:style-name="Source_20_Text"><text:s text:c="2"/>{ color: "blue", type: "book", age: 17 },</text:span></text:p>
      <text:p text:style-name="Preformatted_20_Text"><text:span text:style-name="Source_20_Text">];</text:span></text:p>
      <text:p text:style-name="Preformatted_20_Text"/>
      <text:p text:style-name="Preformatted_20_Text"><text:span text:style-name="Source_20_Text">const excludes = [</text:span></text:p>
      <text:p text:style-name="Preformatted_20_Text"><text:span text:style-name="Source_20_Text"><text:s text:c="2"/>{ k: "color", v: "silver" },</text:span></text:p>
      <text:p text:style-name="Preformatted_20_Text"><text:span text:style-name="Source_20_Text"><text:s text:c="2"/>{ k: "type", v: "tv" },</text:span></text:p>
      <text:p text:style-name="Preformatted_20_Text"><text:span text:style-name="Source_20_Text">];</text:span></text:p>
      <text:p text:style-name="Preformatted_20_Text"/>
      <text:p text:style-name="Preformatted_20_Text"><text:span text:style-name="Source_20_Text">function excludeItems(items, excludes) {</text:span></text:p>
      <text:p text:style-name="Preformatted_20_Text"><text:span text:style-name="Source_20_Text"><text:s text:c="2"/>// Precompute exclude conditions into a Set for O(1) lookups</text:span></text:p>
      <text:p text:style-name="Preformatted_20_Text"><text:span text:style-name="Source_20_Text"><text:s text:c="2"/>const excludeSet = new Set(excludes.map(pair =&gt; `${pair.k}:${pair.v}`));</text:span></text:p>
      <text:p text:style-name="Preformatted_20_Text"/>
      <text:p text:style-name="Preformatted_20_Text"><text:span text:style-name="Source_20_Text"><text:s text:c="2"/>// Filter items efficiently</text:span></text:p>
      <text:p text:style-name="Preformatted_20_Text"><text:span text:style-name="Source_20_Text"><text:s text:c="2"/>return items.filter(item =&gt; {</text:span></text:p>
      <text:p text:style-name="Preformatted_20_Text"><text:span text:style-name="Source_20_Text"><text:s text:c="4"/>return !Object.entries(item).some(([key, value]) =&gt; </text:span></text:p>
      <text:p text:style-name="Preformatted_20_Text"><text:span text:style-name="Source_20_Text"><text:s text:c="6"/>excludeSet.has(`${key}:${value}`)</text:span></text:p>
      <text:p text:style-name="Preformatted_20_Text"><text:span text:style-name="Source_20_Text"><text:s text:c="4"/>);</text:span></text:p>
      <text:p text:style-name="Preformatted_20_Text"><text:span text:style-name="Source_20_Text"><text:s text:c="2"/>});</text:span></text:p>
      <text:p text:style-name="Preformatted_20_Text"><text:span text:style-name="Source_20_Text">}</text:span></text:p>
      <text:p text:style-name="Preformatted_20_Text"/>
      <text:p text:style-name="P1"><text:span text:style-name="Source_20_Text">console.log(excludeItems(items, excludes));</text:span></text:p>
      <text:p text:style-name="Horizontal_20_Line"/>
      <text:h text:style-name="Heading_20_3" text:outline-level="3"><text:span text:style-name="Strong_20_Emphasis">How It Works</text:span></text:h>
      <text:list xml:id="list2363765784" text:style-name="L3">
        <text:list-item>
          <text:p text:style-name="P7"><text:span text:style-name="Strong_20_Emphasis">Precompute Exclude Conditions</text:span>:</text:p>
          <text:list>
            <text:list-item>
              <text:p text:style-name="P7">Convert each key-value pair in <text:span text:style-name="Source_20_Text">excludes</text:span> into a unique string (<text:span text:style-name="Source_20_Text">"key:value"</text:span>) and store them in a <text:span text:style-name="Source_20_Text">Set</text:span> for constant-time lookups (<text:span text:style-name="Source_20_Text">O(1)</text:span>). </text:p>
            </text:list-item>
          </text:list>
          <text:p text:style-name="P7">Example <text:span text:style-name="Source_20_Text">excludeSet</text:span> for the input:</text:p>
          <text:p text:style-name="P2"><text:span text:style-name="Source_20_Text">Set { "color:silver", "type:tv" }</text:span></text:p>
        </text:list-item>
        <text:list-item>
          <text:p text:style-name="P7"><text:span text:style-name="Strong_20_Emphasis">Efficient Filtering</text:span>:</text:p>
          <text:list>
            <text:list-item>
              <text:p text:style-name="P8"><text:soft-page-break/>For each <text:span text:style-name="Source_20_Text">item</text:span>, iterate over its key-value pairs using <text:span text:style-name="Source_20_Text">Object.entries</text:span>. </text:p>
            </text:list-item>
            <text:list-item>
              <text:p text:style-name="P8">Check if the combination exists in <text:span text:style-name="Source_20_Text">excludeSet</text:span> using <text:span text:style-name="Source_20_Text">excludeSet.has(...)</text:span>. </text:p>
            </text:list-item>
            <text:list-item>
              <text:p text:style-name="P7">Skip the item if any match is found. </text:p>
            </text:list-item>
          </text:list>
        </text:list-item>
      </text:list>
      <text:p text:style-name="Horizontal_20_Line"/>
      <text:h text:style-name="Heading_20_3" text:outline-level="3"><text:span text:style-name="Strong_20_Emphasis">Time Complexity</text:span></text:h>
      <text:h text:style-name="Heading_20_4" text:outline-level="4">Original Solution:</text:h>
      <text:list xml:id="list4053409575" text:style-name="L4">
        <text:list-item>
          <text:p text:style-name="P10">Filtering: <text:span text:style-name="Source_20_Text">O(m * n)</text:span> </text:p>
          <text:list>
            <text:list-item>
              <text:p text:style-name="P9">For each <text:span text:style-name="Source_20_Text">item</text:span> (<text:span text:style-name="Source_20_Text">n</text:span>), iterate through all <text:span text:style-name="Source_20_Text">excludes</text:span> (<text:span text:style-name="Source_20_Text">m</text:span>). </text:p>
            </text:list-item>
          </text:list>
        </text:list-item>
      </text:list>
      <text:h text:style-name="Heading_20_4" text:outline-level="4">Optimized Solution:</text:h>
      <text:list xml:id="list3711387675" text:style-name="L5">
        <text:list-item>
          <text:p text:style-name="P12">Precomputing <text:span text:style-name="Source_20_Text">excludeSet</text:span>: <text:span text:style-name="Source_20_Text">O(m)</text:span> (linear traversal of <text:span text:style-name="Source_20_Text">excludes</text:span>). </text:p>
        </text:list-item>
        <text:list-item>
          <text:p text:style-name="P12">Filtering: </text:p>
          <text:list>
            <text:list-item>
              <text:p text:style-name="P12"><text:span text:style-name="Source_20_Text">O(n * k)</text:span> where <text:span text:style-name="Source_20_Text">k</text:span> is the average number of key-value pairs per <text:span text:style-name="Source_20_Text">item</text:span>. </text:p>
            </text:list-item>
            <text:list-item>
              <text:p text:style-name="P11">Checking in <text:span text:style-name="Source_20_Text">excludeSet</text:span> is <text:span text:style-name="Source_20_Text">O(1)</text:span> per key-value pair. </text:p>
            </text:list-item>
          </text:list>
        </text:list-item>
      </text:list>
      <text:p text:style-name="Text_20_body"><text:span text:style-name="Strong_20_Emphasis">Overall Complexity</text:span>: <text:span text:style-name="Source_20_Text">O(m + n * k)</text:span><text:line-break/>This is significantly better than <text:span text:style-name="Source_20_Text">O(m * n)</text:span> when <text:span text:style-name="Source_20_Text">m</text:span> is large.</text:p>
      <text:p text:style-name="Horizontal_20_Line"/>
      <text:h text:style-name="Heading_20_3" text:outline-level="3"><text:span text:style-name="Strong_20_Emphasis">Output</text:span></text:h>
      <text:p text:style-name="Text_20_body">The output remains the same:</text:p>
      <text:p text:style-name="Preformatted_20_Text"><text:span text:style-name="Source_20_Text">[</text:span></text:p>
      <text:p text:style-name="Preformatted_20_Text"><text:span text:style-name="Source_20_Text"><text:s text:c="2"/>{ color: "blue", type: "book", age: 17 }</text:span></text:p>
      <text:p text:style-name="P1"><text:span text:style-name="Source_20_Text">]</text:span></text:p>
      <text:p text:style-name="Horizontal_20_Line"/>
      <text:h text:style-name="Heading_20_3" text:outline-level="3"><text:span text:style-name="Strong_20_Emphasis">Why This is Better</text:span></text:h>
      <text:list xml:id="list836133366" text:style-name="L6">
        <text:list-item>
          <text:p text:style-name="P14"><text:span text:style-name="Strong_20_Emphasis">Avoids Nested Loops</text:span>: By precomputing the <text:span text:style-name="Source_20_Text">excludes</text:span> conditions, the need to loop through <text:span text:style-name="Source_20_Text">excludes</text:span> for every <text:span text:style-name="Source_20_Text">item</text:span> is eliminated. </text:p>
        </text:list-item>
        <text:list-item>
          <text:p text:style-name="P13"><text:span text:style-name="Strong_20_Emphasis">Faster Lookups</text:span>: The <text:span text:style-name="Source_20_Text">Set</text:span> allows constant-time checks for matches, making the filtering operation much faster when <text:span text:style-name="Source_20_Text">excludes</text:span> is large.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6:46:02.700748732</meta:creation-date>
    <dc:date>2024-11-26T21:00:50.909816075</dc:date>
    <meta:editing-duration>PT4H14M48S</meta:editing-duration>
    <meta:editing-cycles>1</meta:editing-cycles>
    <meta:document-statistic meta:table-count="0" meta:image-count="0" meta:object-count="0" meta:page-count="3" meta:paragraph-count="84" meta:word-count="588" meta:character-count="3653" meta:non-whitespace-character-count="3092"/>
    <meta:generator>LibreOffice/7.3.7.2$Linux_X86_64 LibreOffice_project/30$Build-2</meta:generator>
  </office:meta>
</office:document-meta>
</file>